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tinus Sans" svg:font-family="'Libertinus Sans'" style:font-adornments="Bold" style:font-family-generic="modern" style:font-pitch="variable"/>
    <style:font-face style:name="Libertinus Sans1" svg:font-family="'Libertinus Sans'" style:font-adornments="Regular" style:font-family-generic="modern" style:font-pitch="variable"/>
    <style:font-face style:name="Libertinus Serif" svg:font-family="'Libertinus Serif'" style:font-adornments="Regular" style:font-family-generic="modern" style:font-pitch="variable"/>
    <style:font-face style:name="Libertinus Serif Display" svg:font-family="'Libertinus Serif Display'" style:font-family-generic="modern" style:font-pitch="variable"/>
    <style:font-face style:name="Libertinus Serif Display1" svg:font-family="'Libertinus Serif Display'" style:font-adornments="Bold" style:font-family-generic="modern" style:font-pitch="variable"/>
    <style:font-face style:name="Libertinus Serif Display2" svg:font-family="'Libertinus Serif Display'" style:font-adornments="Regular" style:font-family-generic="moder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0f2d82" officeooo:paragraph-rsid="000f2d82"/>
    </style:style>
    <style:style style:name="P2" style:family="paragraph" style:parent-style-name="Subtitle">
      <style:text-properties officeooo:rsid="000bf0ad" officeooo:paragraph-rsid="000bf0ad"/>
    </style:style>
    <style:style style:name="P3" style:family="paragraph" style:parent-style-name="Title">
      <style:text-properties officeooo:rsid="000bf0ad" officeooo:paragraph-rsid="000bf0ad"/>
    </style:style>
    <style:style style:name="P4" style:family="paragraph" style:parent-style-name="Text_20_body">
      <style:text-properties officeooo:rsid="000bf0ad" officeooo:paragraph-rsid="000bf0ad"/>
    </style:style>
    <style:style style:name="P5" style:family="paragraph" style:parent-style-name="Text_20_body">
      <style:text-properties officeooo:rsid="000f2d82" officeooo:paragraph-rsid="000f2d82"/>
    </style:style>
    <style:style style:name="P6" style:family="paragraph" style:parent-style-name="Text_20_body">
      <style:text-properties officeooo:rsid="000ff09e" officeooo:paragraph-rsid="0010aeb8"/>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0c1969"/>
    </style:style>
    <style:style style:name="T4" style:family="text">
      <style:text-properties officeooo:rsid="000ff09e"/>
    </style:style>
    <style:style style:name="T5" style:family="text">
      <style:text-properties officeooo:rsid="0010ae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ell Commands</text:p>
      <text:p text:style-name="P2">A Brief Tutorial</text:p>
      <text:p text:style-name="P4"/>
      <text:h text:style-name="P1" text:outline-level="1">Introduction</text:h>
      <text:h text:style-name="Heading_20_2" text:outline-level="2">What's in a name?</text:h>
      <text:p text:style-name="P4">Just as the kernel of an operating system is like the kernel of a nut, the shell is like the shell of the nut it is the part of the operating system that the user sees, the part that is exposed to the outside world. The original shell, sh, was written by <text:span text:style-name="T3">Ken Thompson and was replaced by the Bourne Shell (also sh) which funcitoned as both the user interface and a scripting language. Becuase the Bourne shell is protected by copyright, open source replacements have been developed. We will consider two <text:s/>specific replacement shells because of their ubiquity. BASH, the Bourne Again Shell, is an open source GNU replacement for sh, that incorporates a number of enhancements (e.g. features form other shells like the Korn shell and the C shell and as a result is quite large and slower than sh. The Debian Almquist Shell, DASH, is a leightweight alternative descended from Almquist's ASH shell, another open source replacement for sh. DASH is the defualt shell on most Linux distributions descended from Debian, so that's what we'll use here. </text:span></text:p>
      <text:h text:style-name="Heading_20_2" text:outline-level="2">Underlying Metaphors</text:h>
      <text:p text:style-name="P4">You may be used to the <text:span text:style-name="T1">desktop metaphor</text:span> used by graphical user interfaces. In this metaphor, the screen is a desktop and the various windows and icons are papers and objects sitting on the desktop. Folders can contain papers or other folders and can be filed away in cabinets.</text:p>
      <text:p text:style-name="P4">The UNIX command line used an even simpler user interface metaphor. In UNIX almost everything is a file. Keyboard input is considered to be a file called STDIN. Text to be displayed on the screen is a file called STDOUT. Folders or directories are files that contian a list of other files.</text:p>
      <text:p text:style-name="P5">Directories form a branching tree structure with a single root directory "/" and branches off of that root. The top level branches (e.g. /bin, /boot, /dev, /etc, /home, /mnt, /mount, /opt, /root, /sbin, /usr, /var) are specified in the <text:a xlink:type="simple" xlink:href="https://en.wikipedia.org/wiki/Filesystem_Hierarchy_Standard" text:style-name="Internet_20_link" text:visited-style-name="Visited_20_Internet_20_Link">Linux Filesystem Hierarchy</text:a>. <text:span text:style-name="T4">Subdirectories can be nested (e.g. /home/homon/deranged).</text:span></text:p>
      <text:h text:style-name="P1" text:outline-level="1">File Manipulation</text:h>
      <text:p text:style-name="P6">After logging in to a Linux system and gettign to a shell, use<text:span text:style-name="T2"> pwd</text:span> to Print the Working Directory (i.e. show your current direcotry). Use ls to LiSt files in the current directory. Ls -a lists all files. Filenames starting with a period are normally hidden in lsitings. (e.g. .profile). These files are generally used for configuration data. Notice that your current directory contains two files named . <text:span text:style-name="T5">a</text:span>nd ..<text:span text:style-name="T5"> which represent the current directory and the parent directory respectively. </text:span></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tinus Sans" svg:font-family="'Libertinus Sans'" style:font-adornments="Bold" style:font-family-generic="modern" style:font-pitch="variable"/>
    <style:font-face style:name="Libertinus Sans1" svg:font-family="'Libertinus Sans'" style:font-adornments="Regular" style:font-family-generic="modern" style:font-pitch="variable"/>
    <style:font-face style:name="Libertinus Serif" svg:font-family="'Libertinus Serif'" style:font-adornments="Regular" style:font-family-generic="modern" style:font-pitch="variable"/>
    <style:font-face style:name="Libertinus Serif Display" svg:font-family="'Libertinus Serif Display'" style:font-family-generic="modern" style:font-pitch="variable"/>
    <style:font-face style:name="Libertinus Serif Display1" svg:font-family="'Libertinus Serif Display'" style:font-adornments="Bold" style:font-family-generic="modern" style:font-pitch="variable"/>
    <style:font-face style:name="Libertinus Serif Display2" svg:font-family="'Libertinus Serif Display'" style:font-adornments="Regular" style:font-family-generic="moder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tinus Serif" fo:font-family="'Libertinus Serif'" style:font-style-name="Regular" style:font-family-generic="moder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ibertinus Sans1" fo:font-family="'Libertinus Sans'" style:font-style-name="Regular" style:font-family-generic="moder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writing-mode="page">
        <style:tab-stops/>
        <style:drop-cap/>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ab-stops/>
      </style:paragraph-properties>
      <style:text-properties style:font-name="Libertinus Sans" fo:font-family="'Libertinus Sans'" style:font-style-name="Bold" style:font-family-generic="moder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writing-mode="page"/>
      <style:text-properties style:font-name="Libertinus Serif Display1" fo:font-family="'Libertinus Serif Display'"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Libertinus Serif Display2" fo:font-family="'Libertinus Serif Display'" style:font-style-name="Regular" style:font-family-generic="modern" style:font-pitch="variable" fo:font-size="18pt" style:font-size-asian="18pt" style:font-size-complex="18pt"/>
    </style:style>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4S</meta:editing-duration>
    <meta:editing-cycles>3</meta:editing-cycles>
    <meta:generator>LibreOffice/5.3.0.3$Windows_X86_64 LibreOffice_project/7074905676c47b82bbcfbea1aeefc84afe1c50e1</meta:generator>
    <dc:date>2017-08-21T15:36:14.522000000</dc:date>
    <meta:document-statistic meta:table-count="0" meta:image-count="0" meta:object-count="0" meta:page-count="1" meta:paragraph-count="12" meta:word-count="423" meta:character-count="2514" meta:non-whitespace-character-count="2098"/>
    <meta:user-defined meta:name="Info 1"/>
    <meta:user-defined meta:name="Info 2"/>
    <meta:user-defined meta:name="Info 3"/>
    <meta:user-defined meta:name="Info 4"/>
  </office:meta>
</office:document-meta>
</file>